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2000001F3EE5BDD327CC049A6.png" manifest:media-type="image/png"/>
  <manifest:file-entry manifest:full-path="Pictures/10000201000002F80000020BC087FA84FB40EA8D.png" manifest:media-type="image/png"/>
  <manifest:file-entry manifest:full-path="Pictures/10000201000003130000020D6BCB847B4473E914.png" manifest:media-type="image/png"/>
  <manifest:file-entry manifest:full-path="Pictures/10000201000002AE0000036178E95A02F04F2DB9.png" manifest:media-type="image/png"/>
  <manifest:file-entry manifest:full-path="Pictures/10000201000001BA000001F78ECE34393C8ACA5C.png" manifest:media-type="image/png"/>
  <manifest:file-entry manifest:full-path="Pictures/10000201000003010000023E2FC76223B0F1E6A1.png" manifest:media-type="image/png"/>
  <manifest:file-entry manifest:full-path="Pictures/1000020100000301000001E3BC7BA16E11312F16.png" manifest:media-type="image/png"/>
  <manifest:file-entry manifest:full-path="Pictures/10000201000002D6000003748C2E71D52D9824EC.png" manifest:media-type="image/png"/>
  <manifest:file-entry manifest:full-path="Pictures/1000020100000311000002AC481E1516845FB3E5.png" manifest:media-type="image/png"/>
  <manifest:file-entry manifest:full-path="Pictures/10000201000002A100000242AC6B295532EE66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2ec" officeooo:paragraph-rsid="000aa656"/>
    </style:style>
    <style:style style:name="P2" style:family="paragraph" style:parent-style-name="Standard">
      <style:text-properties officeooo:rsid="000702ec" officeooo:paragraph-rsid="000aa6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itos do Sistema de Pedidos e Caixa da Eat Fit.</text:p>
      <text:p text:style-name="P1"/>
      <text:p text:style-name="P1"/>
      <text:p text:style-name="P1"/>
      <text:p text:style-name="P1"><draw:frame draw:style-name="fr1" draw:name="Image7" text:anchor-type="char" svg:x="-0.577cm" svg:y="18.538cm" svg:width="17cm" svg:height="14.6cm" draw:z-index="5"><draw:image xlink:href="Pictures/10000201000002A100000242AC6B295532EE66B9.png" xlink:type="simple" xlink:show="embed" xlink:actuate="onLoad" loext:mime-type="image/png"/></draw:frame></text:p>
      <text:p text:style-name="P1"><draw:frame draw:style-name="fr1" draw:name="Image8" text:anchor-type="char" svg:x="-0.312cm" svg:y="0.083cm" svg:width="17cm" svg:height="14.811cm" draw:z-index="6"><draw:image xlink:href="Pictures/1000020100000311000002AC481E1516845FB3E5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-1.827cm" svg:y="19.369cm" svg:width="17cm" svg:height="20.699cm" draw:z-index="7"><draw:image xlink:href="Pictures/10000201000002D6000003748C2E71D52D9824EC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><draw:frame draw:style-name="fr1" draw:name="Image4" text:anchor-type="char" svg:x="-0.24cm" svg:y="0.051cm" svg:width="17cm" svg:height="10.677cm" draw:z-index="3"><draw:image xlink:href="Pictures/1000020100000301000001E3BC7BA16E11312F16.png" xlink:type="simple" xlink:show="embed" xlink:actuate="onLoad" loext:mime-type="image/png"/></draw:frame><draw:frame draw:style-name="fr1" draw:name="Image10" text:anchor-type="char" svg:x="-1.154cm" svg:y="2.905cm" svg:width="17cm" svg:height="12.689cm" draw:z-index="8"><draw:image xlink:href="Pictures/10000201000003010000023E2FC76223B0F1E6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1.498cm" svg:y="2.866cm" svg:width="11.695cm" svg:height="13.309cm" draw:z-index="4"><draw:image xlink:href="Pictures/10000201000001BA000001F78ECE34393C8ACA5C.png" xlink:type="simple" xlink:show="embed" xlink:actuate="onLoad" loext:mime-type="image/png"/></draw:frame></text:p>
      <text:p text:style-name="P1"><draw:frame draw:style-name="fr1" draw:name="Image3" text:anchor-type="char" svg:x="-0.385cm" svg:y="0.09cm" svg:width="17cm" svg:height="11.34cm" draw:z-index="2"><draw:image xlink:href="Pictures/10000201000003130000020D6BCB847B4473E914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5" text:anchor-type="char" svg:x="-0.069cm" svg:y="0.185cm" svg:width="17cm" svg:height="11.015cm" draw:z-index="9"><draw:image xlink:href="Pictures/1000020100000302000001F3EE5BDD327CC049A6.png" xlink:type="simple" xlink:show="embed" xlink:actuate="onLoad" loext:mime-type="image/png"/></draw:frame></text:p>
      <text:p text:style-name="P1"/>
      <text:p text:style-name="P1"/>
      <text:p text:style-name="P1"><draw:frame draw:style-name="fr2" draw:name="Image2" text:anchor-type="char" svg:width="17cm" svg:height="11.698cm" draw:z-index="1"><draw:image xlink:href="Pictures/10000201000002F80000020BC087FA84FB40EA8D.png" xlink:type="simple" xlink:show="embed" xlink:actuate="onLoad" loext:mime-type="image/png"/></draw:frame><text:soft-page-break/></text:p>
      <text:p text:style-name="P1"><draw:frame draw:style-name="fr2" draw:name="Image1" text:anchor-type="char" svg:width="17cm" svg:height="21.435cm" draw:z-index="0"><draw:image xlink:href="Pictures/10000201000002AE0000036178E95A02F04F2DB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5:39:31.085632476</meta:creation-date>
    <dc:date>2020-09-14T20:08:38.588729970</dc:date>
    <meta:editing-duration>PT7H24M28S</meta:editing-duration>
    <meta:editing-cycles>2</meta:editing-cycles>
    <meta:generator>LibreOffice/6.4.5.2$Linux_X86_64 LibreOffice_project/40$Build-2</meta:generator>
    <meta:document-statistic meta:table-count="0" meta:image-count="10" meta:object-count="0" meta:page-count="6" meta:paragraph-count="1" meta:word-count="12" meta:character-count="65" meta:non-whitespace-character-count="54"/>
  </office:meta>
</office:document-meta>
</file>